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423000001044E2B4DCC.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D8000000BE14D08703.png" manifest:media-type="image/png"/>
  <manifest:file-entry manifest:full-path="Pictures/10000001000000F200000112339917F8.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in" fo:margin-bottom="0in" style:contextual-spacing="false"/>
      <style:text-properties officeooo:paragraph-rsid="005abbb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in" fo:margin-bottom="0in"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Standard">
      <style:text-properties officeooo:rsid="0047fc80" officeooo:paragraph-rsid="006bba0b"/>
    </style:style>
    <style:style style:name="P21" style:family="paragraph" style:parent-style-name="Heading_20_1">
      <style:paragraph-properties fo:margin-top="0in" fo:margin-bottom="0in" style:contextual-spacing="false"/>
      <style:text-properties style:font-name="Albany" fo:font-size="18.2000007629395pt" fo:font-weight="bold" officeooo:rsid="00689bac" officeooo:paragraph-rsid="006bba0b"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paragraph-rsid="006bba0b"/>
    </style:style>
    <style:style style:name="P23" style:family="paragraph" style:parent-style-name="Standard">
      <style:text-properties officeooo:rsid="003f8e3c" officeooo:paragraph-rsid="006bba0b"/>
    </style:style>
    <style:style style:name="P24" style:family="paragraph" style:parent-style-name="Heading_20_2">
      <style:text-properties officeooo:paragraph-rsid="006bba0b"/>
    </style:style>
    <style:style style:name="P25" style:family="paragraph" style:parent-style-name="Text_20_body">
      <style:text-properties officeooo:rsid="003f8e3c" officeooo:paragraph-rsid="006bba0b"/>
    </style:style>
    <style:style style:name="P26" style:family="paragraph" style:parent-style-name="Text_20_body">
      <style:text-properties officeooo:rsid="006a98c3" officeooo:paragraph-rsid="006bba0b"/>
    </style:style>
    <style:style style:name="P27" style:family="paragraph" style:parent-style-name="Heading_20_3">
      <style:text-properties officeooo:paragraph-rsid="006bba0b"/>
    </style:style>
    <style:style style:name="P28" style:family="paragraph" style:parent-style-name="Text_20_body">
      <style:text-properties officeooo:paragraph-rsid="006bba0b"/>
    </style:style>
    <style:style style:name="P29" style:family="paragraph" style:parent-style-name="Text_20_body">
      <style:paragraph-properties fo:margin-top="0in" fo:margin-bottom="0in" style:contextual-spacing="false"/>
      <style:text-properties officeooo:rsid="003f8e3c" officeooo:paragraph-rsid="006bba0b"/>
    </style:style>
    <style:style style:name="P30" style:family="paragraph" style:parent-style-name="Heading_20_1">
      <style:paragraph-properties fo:margin-top="0in" fo:margin-bottom="0in"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1" style:family="paragraph" style:parent-style-name="Standard">
      <style:text-properties officeooo:paragraph-rsid="00691e7b"/>
    </style:style>
    <style:style style:name="P32" style:family="paragraph" style:parent-style-name="Text_20_body">
      <style:text-properties officeooo:rsid="002c6a5e" officeooo:paragraph-rsid="00691e7b"/>
    </style:style>
    <style:style style:name="P33" style:family="paragraph" style:parent-style-name="Text_20_body">
      <style:text-properties officeooo:rsid="0036265c" officeooo:paragraph-rsid="00691e7b"/>
    </style:style>
    <style:style style:name="P34" style:family="paragraph" style:parent-style-name="Heading_20_3">
      <style:text-properties officeooo:paragraph-rsid="00691e7b"/>
    </style:style>
    <style:style style:name="P35" style:family="paragraph" style:parent-style-name="Heading_20_4">
      <style:text-properties officeooo:paragraph-rsid="00691e7b"/>
    </style:style>
    <style:style style:name="P36" style:family="paragraph" style:parent-style-name="Text_20_body">
      <style:text-properties officeooo:rsid="003a2321" officeooo:paragraph-rsid="00691e7b"/>
    </style:style>
    <style:style style:name="P37" style:family="paragraph" style:parent-style-name="Standard">
      <style:text-properties officeooo:rsid="002d8cec" officeooo:paragraph-rsid="00691e7b"/>
    </style:style>
    <style:style style:name="P38" style:family="paragraph" style:parent-style-name="Text_20_body">
      <style:text-properties officeooo:rsid="002d8cec" officeooo:paragraph-rsid="00691e7b"/>
    </style:style>
    <style:style style:name="P39" style:family="paragraph" style:parent-style-name="Heading_20_2">
      <style:text-properties officeooo:rsid="00438f49" officeooo:paragraph-rsid="00691e7b"/>
    </style:style>
    <style:style style:name="P40" style:family="paragraph" style:parent-style-name="List_20_Contents" style:list-style-name="L1">
      <style:text-properties officeooo:paragraph-rsid="00691e7b"/>
    </style:style>
    <style:style style:name="P41" style:family="paragraph" style:parent-style-name="Heading_20_1">
      <style:paragraph-properties fo:margin-top="0in" fo:margin-bottom="0in" style:contextual-spacing="false"/>
      <style:text-properties officeooo:paragraph-rsid="00691e7b"/>
    </style:style>
    <style:style style:name="P42" style:family="paragraph" style:parent-style-name="Standard">
      <style:text-properties officeooo:rsid="002e41ad" officeooo:paragraph-rsid="00691e7b"/>
    </style:style>
    <style:style style:name="P43" style:family="paragraph" style:parent-style-name="Text_20_body">
      <style:text-properties officeooo:rsid="0032d27d" officeooo:paragraph-rsid="00691e7b"/>
    </style:style>
    <style:style style:name="P44" style:family="paragraph" style:parent-style-name="Heading_20_1">
      <style:paragraph-properties fo:margin-top="0in" fo:margin-bottom="0in"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5" style:family="paragraph" style:parent-style-name="Text_20_body">
      <style:text-properties officeooo:rsid="007e7f7b" officeooo:paragraph-rsid="00691e7b"/>
    </style:style>
    <style:style style:name="P46" style:family="paragraph" style:parent-style-name="Text_20_body">
      <style:text-properties officeooo:rsid="0072bfb0" officeooo:paragraph-rsid="00691e7b"/>
    </style:style>
    <style:style style:name="P47" style:family="paragraph" style:parent-style-name="Text_20_body">
      <style:text-properties officeooo:rsid="0074bf01" officeooo:paragraph-rsid="00691e7b"/>
    </style:style>
    <style:style style:name="P48" style:family="paragraph" style:parent-style-name="Text_20_body">
      <style:text-properties officeooo:rsid="0071e980" officeooo:paragraph-rsid="00691e7b"/>
    </style:style>
    <style:style style:name="P49" style:family="paragraph" style:parent-style-name="Text_20_body">
      <style:text-properties officeooo:rsid="008029a1" officeooo:paragraph-rsid="00691e7b"/>
    </style:style>
    <style:style style:name="T1" style:family="text">
      <style:text-properties officeooo:rsid="0324689b"/>
    </style:style>
    <style:style style:name="T2" style:family="text">
      <style:text-properties officeooo:rsid="0322f75f"/>
    </style:style>
    <style:style style:name="T3" style:family="text">
      <style:text-properties officeooo:rsid="006858a3"/>
    </style:style>
    <style:style style:name="T4" style:family="text">
      <style:text-properties officeooo:rsid="00291240"/>
    </style:style>
    <style:style style:name="T5" style:family="text">
      <style:text-properties officeooo:rsid="003b239b"/>
    </style:style>
    <style:style style:name="T6" style:family="text">
      <style:text-properties officeooo:rsid="0029c658"/>
    </style:style>
    <style:style style:name="T7" style:family="text">
      <style:text-properties officeooo:rsid="00408a3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6b7e89"/>
    </style:style>
    <style:style style:name="T12" style:family="text">
      <style:text-properties fo:font-style="italic" officeooo:rsid="006b7e89" style:font-style-asian="italic" style:font-style-complex="italic"/>
    </style:style>
    <style:style style:name="T13" style:family="text">
      <style:text-properties officeooo:rsid="00368195"/>
    </style:style>
    <style:style style:name="T14" style:family="text">
      <style:text-properties officeooo:rsid="002d8cec"/>
    </style:style>
    <style:style style:name="T15" style:family="text">
      <style:text-properties officeooo:rsid="00438f49"/>
    </style:style>
    <style:style style:name="T16"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9" style:family="text">
      <style:text-properties officeooo:rsid="002e41ad"/>
    </style:style>
    <style:style style:name="T20"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2.B1" office:value-type="string">
            <text:p text:style-name="P3"><text:s/>14.4 Editors - Video Sequence Editor - Foot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1">s</text:span> <text:span text:style-name="T2">and options </text:span>elements in the <text:span text:style-name="T3">footer</text:span>.<text:span text:style-name="T3"> It </text:span><text:span text:style-name="T4">c</text:span><text:span text:style-name="T3">ontains various elements and tools. This footer is shared across the animation editors. Dope Sheet, Graph Editor, Driver Editor and NLA Editor</text:span></text:p>
      <text:p text:style-name="P11"><draw:frame draw:style-name="fr2" draw:name="Image2" text:anchor-type="char" svg:width="5.2953in" svg:height="1.2992in" draw:z-index="12"><draw:image xlink:href="Pictures/1000000100000423000001044E2B4DC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22in" svg:y="0.1591in" svg:width="5.4063in" svg:height="0.3543in"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5.7756in" svg:y="0.3583in" svg:width="1.5866in" svg:height="0.1811in"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5">.</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1091in" svg:width="2.2201in" svg:height="0.7638in" draw:z-index="2"><draw:image xlink:href="Pictures/10000001000001400000006EC5A81D54.png" xlink:type="simple" xlink:show="embed" xlink:actuate="onLoad" draw:mime-type="image/png"/></draw:frame><text:span text:style-name="T6">Toggle an</text:span> alternative range used to preview animations. <text:span text:style-name="T6">The Preview range </text:span>works for the UI playback, <text:span text:style-name="T6">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7">If you do not have a keying set assigned, this will default to the default keying set defined in the Preferences. </text:span></text:p>
      <text:h text:style-name="P13" text:outline-level="2"><text:bookmark-start text:name="__RefHeading___Toc3677_2656298423"/>Delete <text:span text:style-name="T7">Keyframe</text:span><text:bookmark-end text:name="__RefHeading___Toc3677_2656298423"/></text:h>
      <text:p text:style-name="P19">Removes the keyframe at the current position in the current active keying set.</text:p>
      <text:p text:style-name="P19"/>
      <text:p text:style-name="P19"/>
      <text:p text:style-name="P19"/>
      <text:p text:style-name="P19"/>
      <text:p text:style-name="P19"/>
      <text:p text:style-name="P20"/>
      <table:table table:name="Table2" table:style-name="Table2">
        <table:table-column table:style-name="Table2.A"/>
        <text:soft-page-break/>
        <table:table-row>
          <table:table-cell table:style-name="Table2.A1" office:value-type="string">
            <text:h text:style-name="P21" text:outline-level="1"><text:bookmark-start text:name="__RefHeading___Toc1532_1621652250 Copy 1 Copy 1"/>Playhead Snapping<text:bookmark-end text:name="__RefHeading___Toc1532_1621652250 Copy 1 Copy 1"/></text:h>
          </table:table-cell>
        </table:table-row>
      </table:table>
      <text:p text:style-name="P22"/>
      <text:p text:style-name="P23"><draw:frame draw:style-name="fr6" draw:name="Image4 Copy 1" text:anchor-type="char" svg:x="4.9839in" svg:y="0.0457in" svg:width="2.5209in" svg:height="2.8543in" draw:z-index="16"><draw:image xlink:href="Pictures/10000001000000F200000112339917F8.png" xlink:type="simple" xlink:show="embed" xlink:actuate="onLoad" draw:mime-type="image/png"/></draw:frame></text:p>
      <text:p text:style-name="P23">Playhead controls in animation editors help position the current frame indicator with precision, improving navigation and editing across the Timeline, Dope Sheet, Graph Editor, NLA, and Video Sequencer.</text:p>
      <text:p text:style-name="P23"/>
      <text:h text:style-name="P24" text:outline-level="2"><text:bookmark-start text:name="__RefHeading___Toc16446_3658061934"/>Toggle Playhead Snapping On/Off<text:bookmark-end text:name="__RefHeading___Toc16446_3658061934"/></text:h>
      <text:p text:style-name="P25">Toggles snapping behavior for the playhead with a visual indicator. When enabled, the playhead will snap to nearby time-based targets during scrubbing or dragging.</text:p>
      <text:p text:style-name="P26"><text:span text:style-name="T8">Tip: </text:span><text:span text:style-name="T9">You can temporarily enable/disable the playhead snapping by holding down CTRL while dragging the playhead. </text:span></text:p>
      <text:h text:style-name="P24" text:outline-level="2"><text:bookmark-start text:name="__RefHeading___Toc16448_3658061934"/>Distance<text:bookmark-end text:name="__RefHeading___Toc16448_3658061934"/></text:h>
      <text:p text:style-name="P25">Sets the snapping threshold in pixels. Determines how close the playhead must be to a target for snapping to occur.</text:p>
      <text:h text:style-name="P24" text:outline-level="2"><text:bookmark-start text:name="__RefHeading___Toc16450_3658061934"/>Snap Target<text:bookmark-end text:name="__RefHeading___Toc16450_3658061934"/></text:h>
      <text:h text:style-name="P27" text:outline-level="3"><text:bookmark-start text:name="__RefHeading___Toc16452_3658061934"/><text:span text:style-name="Strong_20_Emphasis">Frames</text:span><text:bookmark-end text:name="__RefHeading___Toc16452_3658061934"/></text:h>
      <text:p text:style-name="P28">Snaps to whole frame numbers. Ideal for frame-accurate editing instead of sub-frame cursor placement. </text:p>
      <text:h text:style-name="P27"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27"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27"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27" text:outline-level="3"><text:bookmark-start text:name="__RefHeading___Toc16460_3658061934"/><text:span text:style-name="Strong_20_Emphasis">Strips</text:span><text:bookmark-end text:name="__RefHeading___Toc16460_3658061934"/></text:h>
      <text:p text:style-name="P25">Snaps to the start or end of video/audio strips. Useful in the Video Sequencer and NLA editor. </text:p>
      <text:h text:style-name="P24" text:outline-level="2"><text:bookmark-start text:name="__RefHeading___Toc16462_3658061934"/>Frame Step<draw:frame draw:style-name="fr6" draw:name="Image5 Copy 1" text:anchor-type="char" svg:x="4.948in" svg:y="0.0626in" svg:width="2.4165in" svg:height="2.0311in" draw:z-index="17"><draw:image xlink:href="Pictures/10000000000000E8000000C3ADC3B4C6.png" xlink:type="simple" xlink:show="embed" xlink:actuate="onLoad" draw:mime-type="image/png"/></draw:frame><text:bookmark-end text:name="__RefHeading___Toc16462_3658061934"/></text:h>
      <text:p text:style-name="P25">Defines the step size for frame-by-frame navigation. Controls how far the playhead moves when stepping through frames manually.</text:p>
      <text:p text:style-name="P26"><text:span text:style-name="T8">Note:</text:span><text:span text:style-name="T10"> </text:span><text:span text:style-name="T9">Only available with Frames Snap Target</text:span></text:p>
      <text:p text:style-name="P23"/>
      <text:h text:style-name="P24" text:outline-level="2"><text:bookmark-start text:name="__RefHeading___Toc16464_3658061934"/><text:soft-page-break/><text:span text:style-name="T11">Second</text:span> Step<text:bookmark-end text:name="__RefHeading___Toc16464_3658061934"/></text:h>
      <text:p text:style-name="P25">Defines the step size for <text:span text:style-name="T11">second</text:span>-by-<text:span text:style-name="T11">second</text:span> navigation. Controls how far the playhead moves when stepping through <text:span text:style-name="T11">the timeline</text:span> manually.</text:p>
      <text:p text:style-name="P26"><text:span text:style-name="T8">Note:</text:span><text:span text:style-name="T10"> </text:span><text:span text:style-name="T9">Only available with </text:span><text:span text:style-name="T12">Second</text:span><text:span text:style-name="T9"> Snap Target</text:span></text:p>
      <text:p text:style-name="P23"/>
      <table:table table:name="Tabelle2" table:style-name="Tabelle2">
        <table:table-column table:style-name="Tabelle2.A"/>
        <table:table-row>
          <table:table-cell table:style-name="Tabelle2.A1" office:value-type="string">
            <text:h text:style-name="P30" text:outline-level="1"><text:bookmark-start text:name="__RefHeading___Toc5097_2656298423"/>Active Keying Set<text:bookmark-end text:name="__RefHeading___Toc5097_2656298423"/></text:h>
          </table:table-cell>
        </table:table-row>
      </table:table>
      <text:p text:style-name="P31"><draw:frame draw:style-name="fr5" draw:name="Bild5" text:anchor-type="paragraph" svg:y="0.1091in" svg:width="1.0591in" svg:height="0.1811in"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Auto Keying<text:bookmark-end text:name="__RefHeading___Toc5099_2656298423"/></text:h>
      <text:p text:style-name="P32">With auto keying on every manipulation in the 3d view will automatically create a keyframe, or update the existing keyframe at the current position.</text:p>
      <text:p text:style-name="P32">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1091in" svg:width="1.3543in" svg:height="0.9016in"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3">Auto keying settings.<text:span text:style-name="T13"> These settings shows when you have auto keying activated.</text:span></text:p>
      <text:h text:style-name="P34" text:outline-level="3"><text:bookmark-start text:name="__RefHeading___Toc536_1658675668"/>Auto keying mode<text:bookmark-end text:name="__RefHeading___Toc536_1658675668"/></text:h>
      <text:h text:style-name="P35" text:outline-level="4"><text:bookmark-start text:name="__RefHeading___Toc538_1658675668"/>Add &amp; Replace<text:bookmark-end text:name="__RefHeading___Toc538_1658675668"/></text:h>
      <text:p text:style-name="P33">Replace existing keyframes and add new ones where no keyframes exists.</text:p>
      <text:h text:style-name="P35" text:outline-level="4"><text:bookmark-start text:name="__RefHeading___Toc540_1658675668"/>Replace<text:bookmark-end text:name="__RefHeading___Toc540_1658675668"/></text:h>
      <text:p text:style-name="P33">Just replace existing keyframes.</text:p>
      <text:h text:style-name="P34" text:outline-level="3"><text:bookmark-start text:name="__RefHeading___Toc542_1658675668"/>Only Active Keying Set<text:bookmark-end text:name="__RefHeading___Toc542_1658675668"/></text:h>
      <text:p text:style-name="P33">Automatic keyframe insertion using active keying set only.</text:p>
      <text:h text:style-name="P34" text:outline-level="3"><text:bookmark-start text:name="__RefHeading___Toc544_1658675668"/>Layered Recording<text:bookmark-end text:name="__RefHeading___Toc544_1658675668"/></text:h>
      <text:p text:style-name="P33">Add a new nla track and strip for every loop or pass made over the animation. This allows non destructive tweaking.</text:p>
      <text:h text:style-name="P34" text:outline-level="3"><text:bookmark-start text:name="__RefHeading___Toc546_1658675668"/>Cycle aware keying<text:bookmark-end text:name="__RefHeading___Toc546_1658675668"/></text:h>
      <text:p text:style-name="P33">For channels with cyclic extrapolation, the keyframe insertion is automatically remapped inside the cycle time range, and keeps the ends in sync.</text:p>
      <text:h text:style-name="P13" text:outline-level="2"><draw:frame draw:style-name="fr5" draw:name="Bild6" text:anchor-type="paragraph" svg:y="0.1091in" svg:width="1.8465in" svg:height="1.5118in"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2">Choose your keying set.</text:p>
      <text:p text:style-name="P32"/>
      <text:p text:style-name="P32"/>
      <text:p text:style-name="P36"/>
      <text:p text:style-name="P36"/>
      <text:p text:style-name="P36"/>
      <text:p text:style-name="P36"/>
      <text:p text:style-name="P36"/>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4">layback Panel</text:span><text:bookmark-end text:name="__RefHeading___Toc5103_2656298423"/></text:h>
          </table:table-cell>
        </table:table-row>
      </table:table>
      <text:p text:style-name="P31"><draw:frame draw:style-name="fr6" draw:name="Image4" text:anchor-type="char" svg:x="4.878in" svg:y="0.0972in" svg:width="2.5799in" svg:height="3.4665in" draw:z-index="13"><draw:image xlink:href="Pictures/100000000000013D000001AA9B94EB15.png" xlink:type="simple" xlink:show="embed" xlink:actuate="onLoad" draw:mime-type="image/png"/></draw:frame></text:p>
      <text:p text:style-name="P37">Here you can find various options for playback.</text:p>
      <text:p text:style-name="P37"/>
      <text:h text:style-name="P13" text:outline-level="2"><text:bookmark-start text:name="__RefHeading___Toc5105_2656298423"/>Sync Mode<text:bookmark-end text:name="__RefHeading___Toc5105_2656298423"/></text:h>
      <text:p text:style-name="P38">How to synchronize playback.</text:p>
      <text:h text:style-name="P34" text:outline-level="3"><text:bookmark-start text:name="__RefHeading___Toc5107_2656298423"/>No Sync<text:bookmark-end text:name="__RefHeading___Toc5107_2656298423"/></text:h>
      <text:p text:style-name="P38">Don't synchronize. Play every frame.</text:p>
      <text:h text:style-name="P34" text:outline-level="3"><text:bookmark-start text:name="__RefHeading___Toc5109_2656298423"/>Frame Dropping<text:bookmark-end text:name="__RefHeading___Toc5109_2656298423"/></text:h>
      <text:p text:style-name="P38">Drop frames if playback is too slow.</text:p>
      <text:h text:style-name="P34" text:outline-level="3"><text:bookmark-start text:name="__RefHeading___Toc5111_2656298423"/>AV Sync<text:bookmark-end text:name="__RefHeading___Toc5111_2656298423"/></text:h>
      <text:p text:style-name="P38">Drop frames to synchronize to Audio Playback.</text:p>
      <text:h text:style-name="P13" text:outline-level="2"><text:bookmark-start text:name="__RefHeading___Toc5113_2656298423"/>Audio Scrubbing<draw:frame draw:style-name="fr6" draw:name="Image3" text:anchor-type="char" svg:x="4.8972in" svg:y="0.248in" svg:width="2.5516in" svg:height="1.1744in" draw:z-index="14"><draw:image xlink:href="Pictures/100000000000012E0000008BC2104EB0.png" xlink:type="simple" xlink:show="embed" xlink:actuate="onLoad" draw:mime-type="image/png"/></draw:frame><text:bookmark-end text:name="__RefHeading___Toc5113_2656298423"/></text:h>
      <text:p text:style-name="P38">Play existing audio from sequence editor when scrubbing.</text:p>
      <text:h text:style-name="P39" text:outline-level="2"><text:bookmark-start text:name="__RefHeading___Toc5115_2656298423"/>Play Audio<text:bookmark-end text:name="__RefHeading___Toc5115_2656298423"/></text:h>
      <text:p text:style-name="P38"><text:span text:style-name="T15">Play</text:span> <text:span text:style-name="T15">back </text:span>existing audio from sequence editor, <text:span text:style-name="T15">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8">Show current scene sub frame and allow to set it by using interface tools.</text:p>
      <text:h text:style-name="P13" text:outline-level="2"><text:bookmark-start text:name="__RefHeading___Toc5119_2656298423"/><text:soft-page-break/>Limit <text:span text:style-name="T16">Playback</text:span> to Frame Range<text:bookmark-end text:name="__RefHeading___Toc5119_2656298423"/></text:h>
      <text:p text:style-name="P38">Don't allow frame selection with the mouse outside of the play range.</text:p>
      <text:h text:style-name="P13" text:outline-level="2"><text:bookmark-start text:name="__RefHeading___Toc5121_2656298423"/>Follow <text:span text:style-name="T16">Current Frame</text:span><text:bookmark-end text:name="__RefHeading___Toc5121_2656298423"/></text:h>
      <text:p text:style-name="P38">Follow current frame in editors.</text:p>
      <text:h text:style-name="P13" text:outline-level="2"><text:bookmark-start text:name="__RefHeading___Toc5123_2656298423"/>Play in<draw:frame draw:style-name="fr3" draw:name="Image5" text:anchor-type="char" svg:x="4.7535in" svg:y="0.139in" svg:width="2.6953in" svg:height="2.0429in" draw:z-index="15"><draw:image xlink:href="Pictures/1000000000000115000000D2B95DD1C3.png" xlink:type="simple" xlink:show="embed" xlink:actuate="onLoad" draw:mime-type="image/png"/></draw:frame><text:bookmark-end text:name="__RefHeading___Toc5123_2656298423"/></text:h>
      <text:p text:style-name="P38">Plays the animation in the chosen editor types.</text:p>
      <text:list text:style-name="L1">
        <text:list-item>
          <text:p text:style-name="P40">Active Editor</text:p>
        </text:list-item>
        <text:list-item>
          <text:p text:style-name="P40">3D Viewport</text:p>
        </text:list-item>
        <text:list-item>
          <text:p text:style-name="P40">Animation Editors</text:p>
        </text:list-item>
        <text:list-item>
          <text:p text:style-name="P40">Image Editor</text:p>
        </text:list-item>
        <text:list-item>
          <text:p text:style-name="P40">Properties Editor and Sidebars</text:p>
        </text:list-item>
        <text:list-item>
          <text:p text:style-name="P40">Movie Clip Editor</text:p>
        </text:list-item>
        <text:list-item>
          <text:p text:style-name="P40">Node Editors</text:p>
        </text:list-item>
        <text:list-item>
          <text:p text:style-name="P40">Video Sequencer</text:p>
        </text:list-item>
        <text:list-item>
          <text:p text:style-name="P40">Spreadsheet</text:p>
        </text:list-item>
      </text:list>
      <text:p text:style-name="P38"/>
      <text:p text:style-name="P17"/>
      <table:table table:name="Tabelle5" table:style-name="Tabelle5">
        <table:table-column table:style-name="Tabelle5.A"/>
        <table:table-row>
          <table:table-cell table:style-name="Tabelle5.A1" office:value-type="string">
            <text:h text:style-name="P41" text:outline-level="1"><text:bookmark-start text:name="__RefHeading___Toc5127_2656298423"/><text:span text:style-name="T17">K</text:span><text:span text:style-name="T18">eying Panel</text:span><text:bookmark-end text:name="__RefHeading___Toc5127_2656298423"/></text:h>
          </table:table-cell>
        </table:table-row>
      </table:table>
      <text:p text:style-name="P31"/>
      <text:p text:style-name="P42"><draw:frame draw:style-name="fr5" draw:name="Bild9" text:anchor-type="paragraph" svg:y="0.1091in" svg:width="1.4366in" svg:height="1.2681in" draw:z-index="5"><draw:image xlink:href="Pictures/10000001000000D8000000BE14D08703.png" xlink:type="simple" xlink:show="embed" xlink:actuate="onLoad" draw:mime-type="image/png"/></draw:frame>Some more keying options.</text:p>
      <text:p text:style-name="P42"/>
      <text:p text:style-name="P42"/>
      <text:p text:style-name="P42"/>
      <text:p text:style-name="P42"/>
      <text:p text:style-name="P42"/>
      <text:p text:style-name="P42"/>
      <text:h text:style-name="P13" text:outline-level="2"><draw:frame draw:style-name="fr5" draw:name="Bild10" text:anchor-type="paragraph" svg:y="0.1091in" svg:width="1.3346in" svg:height="1.0984in"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3">Recolor the currently selected keyframes.<text:span text:style-name="T19"> Or create the next keyframe with this chosen keyframe color.</text:span></text:p>
      <text:p text:style-name="P43"/>
      <text:h text:style-name="P13" text:outline-level="2"><draw:frame draw:style-name="fr4" draw:name="Bild11" text:anchor-type="paragraph" svg:x="6.2035in" svg:y="0.3366in" svg:width="1.1457in" svg:height="0.528in"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4" text:outline-level="3"><text:bookmark-start text:name="__RefHeading___Toc5133_2656298423"/>Auto Keying Mode<text:bookmark-end text:name="__RefHeading___Toc5133_2656298423"/></text:h>
      <text:p text:style-name="P17">Just replace existing keyframes, or add keyframes too.</text:p>
      <text:h text:style-name="P34"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4" text:outline-level="1"><text:bookmark-start text:name="__RefHeading___Toc899_3089830138"/>Options<text:bookmark-end text:name="__RefHeading___Toc899_3089830138"/></text:h>
          </table:table-cell>
        </table:table-row>
      </table:table>
      <text:p text:style-name="P31"/>
      <text:p text:style-name="P31"><draw:frame draw:style-name="fr7" draw:name="Bild13" text:anchor-type="char" svg:x="5.8366in" svg:y="0.1146in" svg:width="1.4839in" svg:height="2.5516in"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5">Only include f-curves that are disabled or have errors.</text:p>
      <text:h text:style-name="P13" text:outline-level="2"><text:bookmark-start text:name="__RefHeading___Toc903_3089830138"/><text:span text:style-name="T20">Only </text:span><text:span text:style-name="T21">show selected</text:span><text:bookmark-end text:name="__RefHeading___Toc903_3089830138"/></text:h>
      <text:p text:style-name="P45">Just show the keyframes from the selected object.</text:p>
      <text:p text:style-name="P45"/>
      <text:p text:style-name="P45"/>
      <text:p text:style-name="P45"/>
      <text:h text:style-name="P13" text:outline-level="2"><draw:frame draw:style-name="fr5" draw:name="Bild14" text:anchor-type="paragraph" svg:y="0.1339in" svg:width="2.0472in" svg:height="0.5752in"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6">Show the timing in the timeline area in seconds instead of frames.</text:p>
      <text:h text:style-name="P13" text:outline-level="2"><text:bookmark-start text:name="__RefHeading___Toc907_3089830138"/>Sync visible range<text:bookmark-end text:name="__RefHeading___Toc907_3089830138"/></text:h>
      <text:p text:style-name="P47">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6">Display the markers row at the bottom of the view.</text:p>
      <text:h text:style-name="P13" text:outline-level="2"><text:bookmark-start text:name="__RefHeading___Toc911_3089830138"/>Lock Markers<text:bookmark-end text:name="__RefHeading___Toc911_3089830138"/></text:h>
      <text:p text:style-name="P48">Make the markers uneditable.</text:p>
      <text:h text:style-name="P13" text:outline-level="2"><text:bookmark-start text:name="__RefHeading___Toc913_3089830138"/><text:soft-page-break/>Show Cache<text:bookmark-end text:name="__RefHeading___Toc913_3089830138"/></text:h>
      <text:p text:style-name="P49">Show animation information for cached objects like Particles.</text:p>
      <text:h text:style-name="P34" text:outline-level="3"><text:bookmark-start text:name="__RefHeading___Toc740_1350875990"/>Softbody, Particles, etc.<text:bookmark-end text:name="__RefHeading___Toc740_1350875990"/></text:h>
      <text:p text:style-name="P4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4b04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4 Editors - Video Sequence Editor - Footer tools and options</text:p>
      </style:header>
      <style:footer>
        <text:p text:style-name="MP2">
          <text:page-number text:select-page="current">1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3M34S</meta:editing-duration>
    <meta:editing-cycles>61</meta:editing-cycles>
    <meta:generator>LibreOffice/25.2.5.2$Windows_X86_64 LibreOffice_project/03d19516eb2e1dd5d4ccd751a0d6f35f35e08022</meta:generator>
    <dc:date>2025-09-09T19:04:34.167538900</dc:date>
    <meta:document-statistic meta:table-count="8" meta:image-count="18" meta:object-count="0" meta:page-count="10" meta:paragraph-count="210" meta:word-count="1395" meta:character-count="8162" meta:non-whitespace-character-count="6975"/>
    <meta:template xlink:type="simple" xlink:actuate="onRequest" xlink:title="standard1cm" xlink:href="../../../AppData/Roaming/LibreOffice/4/user/template/standard1cm.ott" meta:date="2016-03-29T10:37:00.996000000"/>
  </office:meta>
</office:document-meta>
</file>